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cm" draw:marker-start-width="0.8cm" draw:marker-end-width="0.8cm" draw:fill="none" draw:textarea-horizontal-align="justify" draw:textarea-vertical-align="middle" draw:auto-grow-height="false" fo:min-height="5.49cm" fo:min-width="3.12cm" fo:padding-top="0.225cm" fo:padding-bottom="0.225cm" fo:padding-left="0.35cm" fo:padding-right="0.35cm"/>
    </style:style>
    <style:style style:name="gr2" style:family="graphic" style:parent-style-name="standard">
      <style:graphic-properties draw:textarea-horizontal-align="justify" draw:textarea-vertical-align="middle" draw:auto-grow-height="false" fo:min-height="0.033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svg:stroke-width="0.1cm" svg:stroke-color="#3465a4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000099" draw:textarea-horizontal-align="left" draw:auto-grow-height="true" draw:auto-grow-width="false" fo:min-height="1.423cm" fo:min-width="0cm"/>
    </style:style>
    <style:style style:name="gr6" style:family="graphic" style:parent-style-name="standard">
      <style:graphic-properties draw:stroke="none" svg:stroke-color="#000000" draw:fill="none" draw:fill-color="#000099" draw:textarea-horizontal-align="left" draw:auto-grow-height="true" draw:auto-grow-width="false" fo:min-height="1.737cm" fo:min-width="0cm"/>
    </style:style>
    <style:style style:name="gr7" style:family="graphic" style:parent-style-name="standard">
      <style:graphic-properties draw:stroke="none" svg:stroke-color="#000000" draw:fill="none" draw:fill-color="#000099" draw:textarea-horizontal-align="left" draw:auto-grow-height="true" draw:auto-grow-width="false" fo:min-height="3.473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000099" draw:textarea-horizontal-align="left" draw:auto-grow-height="true" draw:auto-grow-width="false" fo:min-height="1.35cm" fo:min-width="0cm"/>
    </style:style>
    <style:style style:name="gr10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color="#4b1f6f" fo:font-size="36pt" fo:font-style="italic" fo:font-weight="normal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P4" style:family="paragraph">
      <loext:graphic-properties draw:fill="none" draw:fill-color="#000099"/>
      <style:text-properties fo:color="#4b1f6f" fo:font-size="36pt" fo:font-style="italic" fo:font-weight="normal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P5" style:family="paragraph">
      <style:text-properties fo:color="#4b1f6f" fo:font-size="44pt" fo:font-style="italic" fo:font-weight="normal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P6" style:family="paragraph">
      <loext:graphic-properties draw:fill="none" draw:fill-color="#000099"/>
      <style:text-properties fo:color="#4b1f6f" fo:font-size="44pt" fo:font-style="italic" fo:font-weight="normal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P7" style:family="paragraph">
      <style:text-properties fo:color="#3465a4" fo:font-size="44pt" fo:font-style="italic" fo:font-weight="normal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P8" style:family="paragraph">
      <loext:graphic-properties draw:fill="none" draw:fill-color="#000099"/>
      <style:text-properties fo:color="#3465a4" fo:font-size="44pt" fo:font-style="italic" fo:font-weight="normal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ffff"/>
    </style:style>
    <style:style style:name="T1" style:family="text">
      <style:text-properties fo:font-style="italic" fo:font-weight="normal" fo:background-color="transparent" style:font-style-asian="italic" style:font-weight-asian="normal" style:font-style-complex="italic" style:font-weight-complex="normal"/>
    </style:style>
    <style:style style:name="T2" style:family="text">
      <style:text-properties fo:color="#3465a4" fo:font-style="italic" fo:font-weight="normal" fo:background-color="transparent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5.4cm" svg:height="8.4cm" svg:x="1.599cm" svg:y="1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cm" svg:height="0.399cm" svg:x="4.399cm" svg:y="2.3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4cm" svg:height="0.399cm" svg:x="5.401cm" svg:y="4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cm" svg:height="0.399cm" svg:x="4.701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4cm" svg:height="8.4cm" svg:x="15.9cm" svg:y="1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56cm" svg:height="0.556cm" draw:transform="rotate (-0.777544181763474) translate (18.201cm 2.6cm)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8587.5802997858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556cm" svg:height="0.556cm" draw:transform="rotate (-0.777544181763474) translate (17.402cm 5.2cm)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8587.5802997858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556cm" svg:height="0.556cm" draw:transform="rotate (-0.777544181763474) translate (20.102cm 6.6cm)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8587.58029978587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4.599cm" svg:y1="2.597cm" svg:x2="18.199cm" svg:y2="2.997cm">
          <text:p/>
        </draw:line>
        <draw:line draw:style-name="gr4" draw:text-style-name="P1" draw:layer="layout" svg:x1="5.599cm" svg:y1="5.197cm" svg:x2="17.399cm" svg:y2="5.597cm">
          <text:p/>
        </draw:line>
        <draw:line draw:style-name="gr4" draw:text-style-name="P1" draw:layer="layout" svg:x1="4.901cm" svg:y1="7.898cm" svg:x2="19.999cm" svg:y2="6.996cm">
          <text:p/>
        </draw:line>
        <draw:frame draw:style-name="gr5" draw:text-style-name="P4" draw:layer="layout" svg:width="1.397cm" svg:height="1.673cm" svg:x="3.003cm" svg:y="1.7cm">
          <draw:text-box>
            <text:p text:style-name="P3"><text:span text:style-name="T1">G</text:span></text:p>
          </draw:text-box>
        </draw:frame>
        <draw:frame draw:style-name="gr5" draw:text-style-name="P4" draw:layer="layout" svg:width="1.2cm" svg:height="1.673cm" svg:x="18.3cm" svg:y="2.098cm">
          <draw:text-box>
            <text:p text:style-name="P3"><text:span text:style-name="T1">T</text:span></text:p>
          </draw:text-box>
        </draw:frame>
        <draw:frame draw:style-name="gr6" draw:text-style-name="P6" draw:layer="layout" svg:width="1.499cm" svg:height="1.987cm" svg:x="10.501cm" svg:y="1.4cm">
          <draw:text-box>
            <text:p text:style-name="P5"><text:span text:style-name="T1">~</text:span></text:p>
          </draw:text-box>
        </draw:frame>
        <draw:frame draw:style-name="gr7" draw:text-style-name="P8" draw:layer="layout" svg:width="1.898cm" svg:height="3.723cm" draw:transform="rotate (-1.5707963267949) translate (12.612cm 7.913cm)">
          <draw:text-box>
            <text:p text:style-name="P7"><text:span text:style-name="T2">.</text:span><text:span text:style-name="T2">.</text:span><text:span text:style-name="T2">.</text:span></text:p>
          </draw:text-box>
        </draw:frame>
        <draw:frame draw:style-name="gr8" draw:text-style-name="P9" draw:layer="layout" svg:width="0.502cm" svg:height="1.673cm" svg:x="10cm" svg:y="3.8cm">
          <draw:text-box>
            <text:p/>
            <text:p/>
          </draw:text-box>
        </draw:frame>
        <draw:frame draw:style-name="gr5" draw:text-style-name="P4" draw:layer="layout" svg:width="1.397cm" svg:height="1.673cm" svg:x="3.004cm" svg:y="1.701cm">
          <draw:text-box>
            <text:p text:style-name="P3"><text:span text:style-name="T1">G</text:span></text:p>
          </draw:text-box>
        </draw:frame>
        <draw:frame draw:style-name="gr9" draw:text-style-name="P4" draw:layer="layout" svg:width="9.197cm" svg:height="1.673cm" svg:x="-0.2cm" svg:y="-0.273cm">
          <draw:text-box>
            <text:p text:style-name="P3"><text:span text:style-name="T1">S</text:span><text:span text:style-name="T1">o</text:span><text:span text:style-name="T1">u</text:span><text:span text:style-name="T1">r</text:span><text:span text:style-name="T1">c</text:span><text:span text:style-name="T1">e</text:span><text:span text:style-name="T1"> </text:span><text:span text:style-name="T1">M</text:span><text:span text:style-name="T1">o</text:span><text:span text:style-name="T1">d</text:span><text:span text:style-name="T1">e</text:span><text:span text:style-name="T1">l</text:span><text:span text:style-name="T1">s</text:span></text:p>
          </draw:text-box>
        </draw:frame>
        <draw:frame draw:style-name="gr5" draw:text-style-name="P4" draw:layer="layout" svg:width="8.699cm" svg:height="1.673cm" svg:x="14.701cm" svg:y="-0.272cm">
          <draw:text-box>
            <text:p text:style-name="P3"><text:span text:style-name="T1">Target Models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97cm" fo:margin-bottom="0cm" fo:text-indent="0cm"/>
      <style:text-properties fo:font-size="27.8999996185303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97cm" fo:margin-bottom="0cm" fo:text-indent="0cm"/>
      <style:text-properties fo:font-size="23.8999996185303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3cm" fo:page-height="10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  <draw:page-thumbnail draw:layer="backgroundobjects" svg:width="8.999cm" svg:height="3.912cm" svg:x="1cm" svg:y="4.316cm"/>
      <draw:page-thumbnail draw:layer="backgroundobjects" svg:width="8.999cm" svg:height="3.912cm" svg:x="1cm" svg:y="12.892cm"/>
      <draw:page-thumbnail draw:layer="backgroundobjects" svg:width="8.999cm" svg:height="3.912cm" svg:x="1cm" svg:y="21.468cm"/>
      <draw:page-thumbnail draw:layer="backgroundobjects" svg:width="8.999cm" svg:height="3.912cm" svg:x="11cm" svg:y="4.316cm"/>
      <draw:page-thumbnail draw:layer="backgroundobjects" svg:width="8.999cm" svg:height="3.912cm" svg:x="11cm" svg:y="12.892cm"/>
      <draw:page-thumbnail draw:layer="backgroundobjects" svg:width="8.999cm" svg:height="3.912cm" svg:x="11cm" svg:y="21.468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4cm" presentation:class="title" presentation:placeholder="true">
        <draw:text-box/>
      </draw:frame>
      <draw:frame presentation:style-name="Standard-outline1" draw:layer="backgroundobjects" svg:width="25.199cm" svg:height="12.178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5cm" svg:y="19.1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5cm" svg:y="19.13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1T18:17:49.570900936</meta:creation-date>
    <dc:date>2018-11-01T18:59:27.292181869</dc:date>
    <meta:editing-duration>PT10M5S</meta:editing-duration>
    <meta:editing-cycles>3</meta:editing-cycles>
    <meta:generator>LibreOffice/5.1.6.2$Linux_X86_64 LibreOffice_project/10m0$Build-2</meta:generator>
    <meta:document-statistic meta:object-count="42"/>
  </office:meta>
</office:document-meta>
</file>